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Avenir" svg:font-family="Aveni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venir1" svg:font-family="Avenir"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3.25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0.9285in"/>
    </style:style>
    <style:style style:name="Table2.G" style:family="table-column">
      <style:table-column-properties style:column-width="0.9292in"/>
    </style:style>
    <style:style style:name="Table2.1" style:family="table-row">
      <style:table-row-properties fo:keep-together="auto"/>
    </style:style>
    <style:style style:name="Table2.A1" style:family="table-cell">
      <style:table-cell-properties style:vertical-align="" fo:background-color="transparent" fo:padding="0.0694in" fo:border="1pt solid #000000">
        <style:background-image/>
      </style:table-cell-properties>
    </style:style>
    <style:style style:name="Table2.2" style:family="table-row">
      <style:table-row-properties style:min-row-height="0.9306in" fo:keep-together="auto"/>
    </style:style>
    <style:style style:name="Table2.4" style:family="table-row">
      <style:table-row-properties style:min-row-height="1.0278in" fo:keep-together="auto"/>
    </style:style>
    <style:style style:name="Table2.6" style:family="table-row">
      <style:table-row-properties style:min-row-height="1.125in" fo:keep-together="auto"/>
    </style:style>
    <style:style style:name="P1" style:family="paragraph" style:parent-style-name="Heading_20_3">
      <style:text-properties fo:color="#000000"/>
    </style:style>
    <style:style style:name="P2" style:family="paragraph" style:parent-style-name="Heading_20_3">
      <style:text-properties fo:color="#000000" officeooo:rsid="001e5d18" officeooo:paragraph-rsid="001e5d18"/>
    </style:style>
    <style:style style:name="P3" style:family="paragraph" style:parent-style-name="Subtitle">
      <style:text-properties fo:color="#000000"/>
    </style:style>
    <style:style style:name="P4" style:family="paragraph" style:parent-style-name="Subtitle">
      <style:text-properties fo:color="#000000" style:font-name="Avenir" style:font-name-asian="Avenir1" style:font-name-complex="Avenir1"/>
    </style:style>
    <style:style style:name="P5" style:family="paragraph" style:parent-style-name="Subtitle">
      <style:paragraph-properties fo:text-align="end" style:justify-single-word="false"/>
      <style:text-properties fo:color="#000000" style:font-name="Avenir" officeooo:rsid="000f5924" officeooo:paragraph-rsid="000f5924" style:font-name-asian="Avenir1" style:font-name-complex="Avenir1"/>
    </style:style>
    <style:style style:name="P6" style:family="paragraph" style:parent-style-name="Subtitle">
      <style:paragraph-properties fo:text-align="end" style:justify-single-word="false"/>
      <style:text-properties fo:color="#000000"/>
    </style:style>
    <style:style style:name="P7" style:family="paragraph" style:parent-style-name="Title">
      <style:paragraph-properties fo:text-align="center" style:justify-single-word="false"/>
    </style:style>
    <style:style style:name="P8" style:family="paragraph" style:parent-style-name="Title">
      <style:paragraph-properties fo:text-align="center" style:justify-single-word="false"/>
      <style:text-properties style:font-name="Avenir" officeooo:rsid="000f5924" officeooo:paragraph-rsid="000f5924" style:font-name-asian="Avenir1" style:font-name-complex="Avenir1"/>
    </style:style>
    <style:style style:name="P9" style:family="paragraph" style:parent-style-name="normal">
      <style:text-properties style:font-name="Avenir" fo:font-size="12pt" style:font-name-asian="Avenir1" style:font-size-asian="12pt" style:font-name-complex="Avenir1" style:font-size-complex="12pt"/>
    </style:style>
    <style:style style:name="P10" style:family="paragraph" style:parent-style-name="normal">
      <style:text-properties style:font-name="Avenir" fo:font-size="12pt" officeooo:rsid="001e5d18" style:font-name-asian="Avenir1" style:font-size-asian="12pt" style:font-name-complex="Avenir1" style:font-size-complex="12pt"/>
    </style:style>
    <style:style style:name="P11" style:family="paragraph" style:parent-style-name="normal">
      <style:text-properties style:font-name="Avenir" fo:font-size="12pt" officeooo:rsid="000f5924" officeooo:paragraph-rsid="000f5924" style:font-name-asian="Avenir1" style:font-size-asian="12pt" style:font-name-complex="Avenir1" style:font-size-complex="12pt"/>
    </style:style>
    <style:style style:name="P12" style:family="paragraph" style:parent-style-name="normal">
      <style:text-properties style:font-name="Avenir" fo:font-size="12pt" officeooo:rsid="00268100" officeooo:paragraph-rsid="00268100" style:font-name-asian="Avenir1" style:font-size-asian="12pt" style:font-name-complex="Avenir1" style:font-size-complex="12pt"/>
    </style:style>
    <style:style style:name="P13" style:family="paragraph" style:parent-style-name="normal">
      <style:paragraph-properties fo:line-height="100%" fo:text-align="center" style:justify-single-word="false" fo:orphans="0" fo:widows="0"/>
      <style:text-properties style:font-name="Avenir" fo:font-size="12pt" fo:font-weight="bold" style:font-name-asian="Avenir1" style:font-size-asian="12pt" style:font-weight-asian="bold" style:font-name-complex="Avenir1" style:font-size-complex="12pt"/>
    </style:style>
    <style:style style:name="P14" style:family="paragraph" style:parent-style-name="normal">
      <style:paragraph-properties fo:line-height="100%" fo:text-align="center" style:justify-single-word="false" fo:orphans="0" fo:widows="0"/>
      <style:text-properties style:font-name="Avenir" fo:font-size="12pt" fo:font-weight="bold" officeooo:rsid="001ab67f" officeooo:paragraph-rsid="001ab67f" style:font-name-asian="Avenir1" style:font-size-asian="12pt" style:font-weight-asian="bold" style:font-name-complex="Avenir1" style:font-size-complex="12pt"/>
    </style:style>
    <style:style style:name="P15" style:family="paragraph" style:parent-style-name="normal">
      <style:text-properties style:font-name="Avenir" fo:font-size="12pt" style:text-underline-style="solid" style:text-underline-width="auto" style:text-underline-color="font-color" style:font-name-asian="Avenir1" style:font-size-asian="12pt" style:font-name-complex="Avenir1" style:font-size-complex="12pt"/>
    </style:style>
    <style:style style:name="P16" style:family="paragraph" style:parent-style-name="normal">
      <style:paragraph-properties fo:line-height="100%" fo:orphans="0" fo:widows="0"/>
    </style:style>
    <style:style style:name="P17" style:family="paragraph" style:parent-style-name="normal">
      <style:paragraph-properties fo:line-height="100%" fo:orphans="0" fo:widows="0"/>
      <style:text-properties officeooo:rsid="0017b820" officeooo:paragraph-rsid="0017b820"/>
    </style:style>
    <style:style style:name="P18" style:family="paragraph" style:parent-style-name="normal">
      <style:paragraph-properties fo:line-height="100%" fo:orphans="0" fo:widows="0"/>
      <style:text-properties officeooo:rsid="0017b820" officeooo:paragraph-rsid="001ab67f"/>
    </style:style>
    <style:style style:name="P19" style:family="paragraph" style:parent-style-name="normal">
      <style:paragraph-properties fo:line-height="100%" fo:orphans="0" fo:widows="0"/>
      <style:text-properties officeooo:rsid="001ab67f" officeooo:paragraph-rsid="001ab67f"/>
    </style:style>
    <style:style style:name="P20" style:family="paragraph" style:parent-style-name="normal">
      <style:text-properties fo:color="#000000"/>
    </style:style>
    <style:style style:name="P21" style:family="paragraph" style:parent-style-name="normal">
      <style:text-properties fo:color="#000000" style:font-name="Avenir" fo:font-size="12pt" style:font-name-asian="Avenir1" style:font-size-asian="12pt" style:font-name-complex="Avenir1" style:font-size-complex="12pt"/>
    </style:style>
    <style:style style:name="P22" style:family="paragraph" style:parent-style-name="normal">
      <style:paragraph-properties fo:margin-top="0.0555in" fo:margin-bottom="0in" loext:contextual-spacing="false" fo:line-height="100%"/>
    </style:style>
    <style:style style:name="P23" style:family="paragraph" style:parent-style-name="normal">
      <style:paragraph-properties fo:margin-top="0.139in" fo:margin-bottom="0in" loext:contextual-spacing="false" fo:line-height="100%"/>
    </style:style>
    <style:style style:name="P24" style:family="paragraph" style:parent-style-name="normal">
      <style:paragraph-properties fo:margin-top="0.139in" fo:margin-bottom="0.0555in" loext:contextual-spacing="false" fo:line-height="100%"/>
    </style:style>
    <style:style style:name="P25" style:family="paragraph" style:parent-style-name="Heading_20_3">
      <style:paragraph-properties fo:break-before="page"/>
      <style:text-properties fo:color="#000000"/>
    </style:style>
    <style:style style:name="P26" style:family="paragraph" style:parent-style-name="Heading_20_3">
      <style:paragraph-properties fo:break-before="page"/>
      <style:text-properties fo:color="#000000" style:font-name="Avenir" style:font-name-asian="Avenir1" style:font-name-complex="Avenir1"/>
    </style:style>
    <style:style style:name="P27" style:family="paragraph" style:parent-style-name="Standard">
      <style:text-properties style:font-name="Avenir" style:text-underline-style="solid" style:text-underline-width="auto" style:text-underline-color="font-color" style:font-name-asian="Avenir1" style:font-name-complex="Avenir1"/>
    </style:style>
    <style:style style:name="P28" style:family="paragraph" style:parent-style-name="normal">
      <style:paragraph-properties fo:margin-left="0in" fo:margin-right="0in" fo:text-indent="0in" style:auto-text-indent="false"/>
      <style:text-properties style:font-name="Avenir" fo:font-size="12pt" officeooo:rsid="0011f025" officeooo:paragraph-rsid="0011f025" style:font-name-asian="Avenir1" style:font-size-asian="12pt" style:font-name-complex="Avenir1" style:font-size-complex="12pt"/>
    </style:style>
    <style:style style:name="P29" style:family="paragraph" style:parent-style-name="normal">
      <style:paragraph-properties fo:margin-left="0in" fo:margin-right="0in" fo:text-indent="0in" style:auto-text-indent="false"/>
      <style:text-properties style:font-name="Avenir" fo:font-size="12pt" officeooo:paragraph-rsid="001b9b37" style:font-name-asian="Avenir1" style:font-size-asian="12pt" style:font-name-complex="Avenir1" style:font-size-complex="12pt"/>
    </style:style>
    <style:style style:name="P30" style:family="paragraph" style:parent-style-name="Title" style:master-page-name="Standard">
      <style:paragraph-properties fo:text-align="center" style:justify-single-word="false" style:page-number="1"/>
    </style:style>
    <style:style style:name="P31" style:family="paragraph" style:parent-style-name="normal">
      <style:text-properties style:font-name="Avenir" fo:font-size="12pt" officeooo:paragraph-rsid="001e5d18" style:font-name-asian="Avenir1" style:font-size-asian="12pt" style:font-name-complex="Avenir1" style:font-size-complex="12pt"/>
    </style:style>
    <style:style style:name="P32" style:family="paragraph" style:parent-style-name="normal" style:list-style-name="WWNum2">
      <style:paragraph-properties fo:margin-left="0.25in" fo:margin-right="0in" fo:text-indent="0in" style:auto-text-indent="false"/>
      <style:text-properties style:font-name="Avenir" fo:font-size="12pt" officeooo:rsid="001b9b37" officeooo:paragraph-rsid="001b9b37" style:font-name-asian="Avenir1" style:font-size-asian="12pt" style:font-name-complex="Avenir1" style:font-size-complex="12pt"/>
    </style:style>
    <style:style style:name="P33" style:family="paragraph" style:parent-style-name="normal" style:list-style-name="WWNum2">
      <style:paragraph-properties fo:margin-left="0.5in" fo:margin-right="0in" fo:text-indent="-0.25in" style:auto-text-indent="false"/>
      <style:text-properties style:font-name="Avenir" fo:font-size="12pt" officeooo:rsid="001b9b37" officeooo:paragraph-rsid="001b9b37" style:font-name-asian="Avenir1" style:font-size-asian="12pt" style:font-name-complex="Avenir1" style:font-size-complex="12pt"/>
    </style:style>
    <style:style style:name="P34" style:family="paragraph" style:parent-style-name="normal" style:list-style-name="WWNum3">
      <style:paragraph-properties fo:margin-left="0.5in" fo:margin-right="0in" fo:text-indent="-0.25in" style:auto-text-indent="false"/>
      <style:text-properties style:font-name="Avenir" fo:font-size="12pt" officeooo:rsid="001b9b37" officeooo:paragraph-rsid="001b9b37" style:font-name-asian="Avenir1" style:font-size-asian="12pt" style:font-name-complex="Avenir1" style:font-size-complex="12pt"/>
    </style:style>
    <style:style style:name="T1" style:family="text">
      <style:text-properties style:font-name="Avenir" fo:font-size="12pt" style:text-underline-style="solid" style:text-underline-width="auto" style:text-underline-color="font-color" style:font-name-asian="Avenir1" style:font-size-asian="12pt" style:font-name-complex="Avenir1" style:font-size-complex="12pt"/>
    </style:style>
    <style:style style:name="T2" style:family="text">
      <style:text-properties fo:color="#000000"/>
    </style:style>
    <style:style style:name="T3" style:family="text">
      <style:text-properties fo:color="#000000" officeooo:rsid="001c1400"/>
    </style:style>
    <style:style style:name="T4" style:family="text">
      <style:text-properties officeooo:rsid="001695e3"/>
    </style:style>
    <style:style style:name="T5" style:family="text">
      <style:text-properties officeooo:rsid="00191397"/>
    </style:style>
    <style:style style:name="T6" style:family="text">
      <style:text-properties officeooo:rsid="001f98c8"/>
    </style:style>
    <style:style style:name="T7" style:family="text">
      <style:text-properties officeooo:rsid="0025cd06"/>
    </style:style>
    <style:style style:name="T8" style:family="text">
      <style:text-properties officeooo:rsid="00268100"/>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bookmark text:name="_apyy2fblhnhk"/><text:s/></text:p>
      <text:p text:style-name="normal"/>
      <text:p text:style-name="normal"/>
      <text:p text:style-name="P7"><text:bookmark text:name="_ucd6crr323y"/></text:p>
      <text:p text:style-name="normal"/>
      <text:p text:style-name="normal"/>
      <text:p text:style-name="normal"/>
      <text:p text:style-name="normal"/>
      <text:p text:style-name="P7"><text:bookmark text:name="_9pxnev64hyj1"/></text:p>
      <text:p text:style-name="P8"><text:bookmark text:name="_t3cz6z7og8uf"/>SupportTrackPRO</text:p>
      <text:p text:style-name="normal"/>
      <text:p text:style-name="normal"/>
      <text:p text:style-name="normal"/>
      <text:p text:style-name="normal"/>
      <text:p text:style-name="normal"/>
      <text:p text:style-name="P4"><text:bookmark text:name="_filb2iy7crt3"/></text:p>
      <text:p text:style-name="P6"><text:bookmark text:name="_3k9p4fb41t7i"/></text:p>
      <text:p text:style-name="P6"><text:bookmark text:name="_yha3pxubbxsd"/></text:p>
      <text:p text:style-name="P3"><text:bookmark text:name="_agjqw10e6la"/></text:p>
      <text:p text:style-name="P6"><text:bookmark text:name="_eqblh1fcqew4"/></text:p>
      <text:p text:style-name="P3"><text:bookmark text:name="_ywnrvt2pont9"/></text:p>
      <text:p text:style-name="P6"><text:bookmark text:name="_cv8gkw1v2o2a"/></text:p>
      <text:p text:style-name="P5"><text:bookmark text:name="_5w7klqose5hy"/>Paul Grayson</text:p>
      <text:p text:style-name="P26"><text:bookmark text:name="_7vbf9ja7xyoi"/>Table of Contents</text:p>
      <text:p text:style-name="normal"/>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7vbf9ja7xyoi" text:style-name="Index_20_Link" text:visited-style-name="Index_20_Link"><text:span text:style-name="T1">Table of Contents</text:span></text:a></text:p>
          <text:p text:style-name="P23"><text:a xlink:type="simple" xlink:href="#_j2qiseiwi40z" text:style-name="Index_20_Link" text:visited-style-name="Index_20_Link"><text:span text:style-name="T1">Mission Statement</text:span></text:a></text:p>
          <text:p text:style-name="P23"><text:a xlink:type="simple" xlink:href="#_xo49dqo7h1vn" text:style-name="Index_20_Link" text:visited-style-name="Index_20_Link"><text:span text:style-name="T1">Database</text:span></text:a></text:p>
          <text:p text:style-name="P23"><text:a xlink:type="simple" xlink:href="#_pamvuvex3ump" text:style-name="Index_20_Link" text:visited-style-name="Index_20_Link"><text:span text:style-name="T1">Features</text:span></text:a></text:p>
          <text:p text:style-name="P23"><text:a xlink:type="simple" xlink:href="#_fcmgtowcu1fr" text:style-name="Index_20_Link" text:visited-style-name="Index_20_Link"><text:span text:style-name="T1">Trello Link</text:span></text:a></text:p>
          <text:p text:style-name="P23"><text:a xlink:type="simple" xlink:href="#_q85md16hzpog" text:style-name="Index_20_Link" text:visited-style-name="Index_20_Link"><text:span text:style-name="T1">Wireframe</text:span></text:a></text:p>
          <text:p text:style-name="P23"><text:a xlink:type="simple" xlink:href="#_ye3wz1kg9ovv" text:style-name="Index_20_Link" text:visited-style-name="Index_20_Link"><text:span text:style-name="T1">Schedule</text:span></text:a></text:p>
          <text:p text:style-name="P24"><text:a xlink:type="simple" xlink:href="#_9561h8mlbskk" text:style-name="Index_20_Link" text:visited-style-name="Index_20_Link"><text:span text:style-name="T1">Final Notes</text:span></text:a></text:p>
        </text:index-body>
      </text:table-of-content>
      <text:p text:style-name="normal"/>
      <text:p text:style-name="P1"><text:bookmark text:name="_j5gehrrchr3o"/></text:p>
      <text:p text:style-name="P1"><text:bookmark text:name="_mpd00pbfccpl"/></text:p>
      <text:p text:style-name="P25"><text:bookmark text:name="_j2qiseiwi40z"/>Mission Statement</text:p>
      <text:p text:style-name="P11">SupportTrackPRO is a subscribable service that caters to <text:span text:style-name="T6">small </text:span>companies that <text:span text:style-name="T8">create or sell</text:span> products with warr<text:span text:style-name="T4">a</text:span>nties, and customers that need to request service on those products based on their valid warr<text:span text:style-name="T4">a</text:span>nty. <text:span text:style-name="T7">It will present differently to two different audience</text:span><text:span text:style-name="T8">s.</text:span></text:p>
      <text:p text:style-name="P11"/>
      <text:p text:style-name="P12">The customer will be able to log in and register their product warrenty, and then request support based on that registered warrenty. The support company will have support representitives that can log in and see customers requests for support in a queue and use contact information supplied by them to contact them to resolve their issue.</text:p>
      <text:p text:style-name="Heading_20_3"><text:bookmark text:name="_xo49dqo7h1vn"/><text:span text:style-name="T2">Database </text:span><text:span text:style-name="T3">(dbdiagram.io)</text:span></text:p>
      <text:p text:style-name="P20">https://dbdiagram.io/d/5fca4c5e9a6c525a03b9d18e</text:p>
      <text:p text:style-name="P27"/>
      <text:p text:style-name="P1"><text:bookmark text:name="_pamvuvex3ump"/>Features<text:bookmark text:name="_x2tolpeuwm3s"/></text:p>
      <table:table table:name="Table1" table:style-name="Table1">
        <table:table-column table:style-name="Table1.A" table:number-columns-repeated="2"/>
        <table:table-row table:style-name="Table1.1">
          <table:table-cell table:style-name="Table1.A1" office:value-type="string">
            <text:p text:style-name="P9">Version 1.0 / MVP</text:p>
          </table:table-cell>
          <table:table-cell table:style-name="Table1.A1" office:value-type="string">
            <text:p text:style-name="P9">Version 2.0 / Stretch Goals</text:p>
          </table:table-cell>
        </table:table-row>
        <table:table-row table:style-name="Table1.1">
          <table:table-cell table:style-name="Table1.A1" office:value-type="string">
            <text:list xml:id="list1279646808" text:style-name="WWNum2">
              <text:list-header>
                <text:p text:style-name="P32"/>
              </text:list-header>
              <text:list-item>
                <text:p text:style-name="P33">Support Company and Products CRUD</text:p>
              </text:list-item>
              <text:list-item>
                <text:p text:style-name="P33">Contact and Registered Warranty CRUD</text:p>
              </text:list-item>
              <text:list-item>
                <text:p text:style-name="P33">Support Ticket and Support LOG CRUD</text:p>
              </text:list-item>
              <text:list-item>
                <text:p text:style-name="P33">Identity Roles</text:p>
              </text:list-item>
              <text:list-item>
                <text:p text:style-name="P33">Change UI Presentation Based on Identity Roles</text:p>
              </text:list-item>
            </text:list>
            <text:p text:style-name="P29"/>
          </table:table-cell>
          <table:table-cell table:style-name="Table1.A1" office:value-type="string">
            <text:p text:style-name="P28"/>
            <text:list xml:id="list1307973891" text:style-name="WWNum3">
              <text:list-item>
                <text:p text:style-name="P34">Addition of Service Contract functionality similar to Warranties.</text:p>
              </text:list-item>
            </text:list>
          </table:table-cell>
        </table:table-row>
      </table:table>
      <text:p text:style-name="P1"/>
      <text:p text:style-name="P1"><text:bookmark text:name="_fcmgtowcu1fr"/>Trello Link</text:p>
      <text:p text:style-name="P9"><text:a xlink:type="simple" xlink:href="https://trello.com/b/VCg6ZCBe/supporttrackpro" text:style-name="Internet_20_link" text:visited-style-name="Visited_20_Internet_20_Link">https://trello.com/b/VCg6ZCBe/supporttrackpro</text:a></text:p>
      <text:p text:style-name="P2">Wireframes (Adobe XD)</text:p>
      <text:p text:style-name="P31"><text:a xlink:type="simple" xlink:href="https://xd.adobe.com/view/6761748b-cc93-4ecc-af1a-2a8477a631e7-3232/" text:style-name="Internet_20_link" text:visited-style-name="Visited_20_Internet_20_Link">https://xd.adobe.com/view/6761748b-cc93-4ecc-af1a-2a8477a631e7-3232/</text:a></text:p>
      <text:p text:style-name="P10"/>
      <text:p text:style-name="P21"><text:bookmark text:name="_daqo9m861m0u"/></text:p>
      <text:p text:style-name="P25"><text:bookmark text:name="_ye3wz1kg9ovv"/>Schedule</text:p>
      <text:p text:style-name="normal"/>
      <table:table table:name="Table2" table:style-name="Table2">
        <table:table-column table:style-name="Table2.A" table:number-columns-repeated="6"/>
        <table:table-column table:style-name="Table2.G"/>
        <table:table-row table:style-name="Table2.1">
          <table:table-cell table:style-name="Table2.A1" office:value-type="string">
            <text:p text:style-name="P13">Day 1</text:p>
          </table:table-cell>
          <table:table-cell table:style-name="Table2.A1" office:value-type="string">
            <text:p text:style-name="P13">Day 2</text:p>
          </table:table-cell>
          <table:table-cell table:style-name="Table2.A1" office:value-type="string">
            <text:p text:style-name="P13">Day 3</text:p>
          </table:table-cell>
          <table:table-cell table:style-name="Table2.A1" office:value-type="string">
            <text:p text:style-name="P13">Day 4</text:p>
          </table:table-cell>
          <table:table-cell table:style-name="Table2.A1" office:value-type="string">
            <text:p text:style-name="P13">Day 5</text:p>
          </table:table-cell>
          <table:table-cell table:style-name="Table2.A1" office:value-type="string">
            <text:p text:style-name="P13">Day 6</text:p>
          </table:table-cell>
          <table:table-cell table:style-name="Table2.A1" office:value-type="string">
            <text:p text:style-name="P13">Day 7</text:p>
          </table:table-cell>
        </table:table-row>
        <table:table-row table:style-name="Table2.2">
          <table:table-cell table:style-name="Table2.A1" office:value-type="string">
            <text:p text:style-name="P17">Setup</text:p>
          </table:table-cell>
          <table:table-cell table:style-name="Table2.A1" office:value-type="string">
            <text:p text:style-name="P17">Support Company and Product basic CRUD</text:p>
          </table:table-cell>
          <table:table-cell table:style-name="Table2.A1" office:value-type="string">
            <text:p text:style-name="P16">“”</text:p>
          </table:table-cell>
          <table:table-cell table:style-name="Table2.A1" office:value-type="string">
            <text:p text:style-name="P16">“”</text:p>
          </table:table-cell>
          <table:table-cell table:style-name="Table2.A1" office:value-type="string">
            <text:p text:style-name="P17">Contact and Registered Warrenty basic <text:s/>CRUD</text:p>
          </table:table-cell>
          <table:table-cell table:style-name="Table2.A1" office:value-type="string">
            <text:p text:style-name="P16">“”</text:p>
          </table:table-cell>
          <table:table-cell table:style-name="Table2.A1" office:value-type="string">
            <text:p text:style-name="P16">“”</text:p>
          </table:table-cell>
        </table:table-row>
        <table:table-row table:style-name="Table2.1">
          <table:table-cell table:style-name="Table2.A1" office:value-type="string">
            <text:p text:style-name="P13">Day 8</text:p>
          </table:table-cell>
          <table:table-cell table:style-name="Table2.A1" office:value-type="string">
            <text:p text:style-name="P13">Day 9</text:p>
          </table:table-cell>
          <table:table-cell table:style-name="Table2.A1" office:value-type="string">
            <text:p text:style-name="P13">Day 10</text:p>
          </table:table-cell>
          <table:table-cell table:style-name="Table2.A1" office:value-type="string">
            <text:p text:style-name="P13">Day 11</text:p>
          </table:table-cell>
          <table:table-cell table:style-name="Table2.A1" office:value-type="string">
            <text:p text:style-name="P13">Day 12</text:p>
          </table:table-cell>
          <table:table-cell table:style-name="Table2.A1" office:value-type="string">
            <text:p text:style-name="P13">Day 13</text:p>
          </table:table-cell>
          <table:table-cell table:style-name="Table2.A1" office:value-type="string">
            <text:p text:style-name="P13">Day 14</text:p>
          </table:table-cell>
        </table:table-row>
        <table:table-row table:style-name="Table2.4">
          <table:table-cell table:style-name="Table2.A1" office:value-type="string">
            <text:p text:style-name="P17">Support Ticket and SupportTicketLOG CRUD</text:p>
          </table:table-cell>
          <table:table-cell table:style-name="Table2.A1" office:value-type="string">
            <text:p text:style-name="P16">“”</text:p>
          </table:table-cell>
          <table:table-cell table:style-name="Table2.A1" office:value-type="string">
            <text:p text:style-name="P16">“”</text:p>
          </table:table-cell>
          <table:table-cell table:style-name="Table2.A1" office:value-type="string">
            <text:p text:style-name="P17">Identity Roles Support and/or Contact integration</text:p>
          </table:table-cell>
          <table:table-cell table:style-name="Table2.A1" office:value-type="string">
            <text:p text:style-name="P16">“”</text:p>
          </table:table-cell>
          <table:table-cell table:style-name="Table2.A1" office:value-type="string">
            <text:p text:style-name="P16">“”</text:p>
          </table:table-cell>
          <table:table-cell table:style-name="Table2.A1" office:value-type="string">
            <text:p text:style-name="P18">CSS <text:span text:style-name="T5">Styling</text:span> <text:span text:style-name="T5">+ Navigation</text:span></text:p>
          </table:table-cell>
        </table:table-row>
        <table:table-row table:style-name="Table2.1">
          <table:table-cell table:style-name="Table2.A1" office:value-type="string">
            <text:p text:style-name="P13">Day 15</text:p>
          </table:table-cell>
          <table:table-cell table:style-name="Table2.A1" office:value-type="string">
            <text:p text:style-name="P13">Day 16</text:p>
          </table:table-cell>
          <table:table-cell table:style-name="Table2.A1" office:value-type="string">
            <text:p text:style-name="P13">Day 17</text:p>
          </table:table-cell>
          <table:table-cell table:style-name="Table2.A1" office:value-type="string">
            <text:p text:style-name="P13">Day 18</text:p>
          </table:table-cell>
          <table:table-cell table:style-name="Table2.A1" office:value-type="string">
            <text:p text:style-name="P14">Day 19</text:p>
          </table:table-cell>
          <table:table-cell table:style-name="Table2.A1" office:value-type="string">
            <text:p text:style-name="P14">Day 20</text:p>
          </table:table-cell>
          <table:table-cell table:style-name="Table2.A1" office:value-type="string">
            <text:p text:style-name="P14">Day 21</text:p>
          </table:table-cell>
        </table:table-row>
        <table:table-row table:style-name="Table2.6">
          <table:table-cell table:style-name="Table2.A1" office:value-type="string">
            <text:p text:style-name="P17">“”</text:p>
          </table:table-cell>
          <table:table-cell table:style-name="Table2.A1" office:value-type="string">
            <text:p text:style-name="P16">“”</text:p>
          </table:table-cell>
          <table:table-cell table:style-name="Table2.A1" office:value-type="string">
            <text:p text:style-name="P19">Setup For Testing And Presentation</text:p>
          </table:table-cell>
          <table:table-cell table:style-name="Table2.A1" office:value-type="string">
            <text:p text:style-name="P19">Actual Testing</text:p>
          </table:table-cell>
          <table:table-cell table:style-name="Table2.A1" office:value-type="string">
            <text:p text:style-name="P19">Address Last Minute Bugs</text:p>
          </table:table-cell>
          <table:table-cell table:style-name="Table2.A1" office:value-type="string">
            <text:p text:style-name="P16">“”</text:p>
          </table:table-cell>
          <table:table-cell table:style-name="Table2.A1" office:value-type="string">
            <text:p text:style-name="P19">“”</text:p>
          </table:table-cell>
        </table:table-row>
      </table:table>
      <text:p text:style-name="P1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Arial" svg:font-family="Arial" style:font-family-generic="roman" style:font-pitch="variable"/>
    <style:font-face style:name="Avenir" svg:font-family="Aveni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venir1" svg:font-family="Avenir"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12-15T15:01:21.332000000</dc:date>
    <meta:editing-duration>PT2H37M13S</meta:editing-duration>
    <meta:editing-cycles>17</meta:editing-cycles>
    <meta:generator>LibreOffice/6.4.4.2$Windows_X86_64 LibreOffice_project/3d775be2011f3886db32dfd395a6a6d1ca2630ff</meta:generator>
    <meta:document-statistic meta:table-count="2" meta:image-count="0" meta:object-count="0" meta:page-count="4" meta:paragraph-count="74" meta:word-count="271" meta:character-count="1677" meta:non-whitespace-character-count="1483"/>
  </office:meta>
</office:document-meta>
</file>